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</office:automatic-styles>
  <office:body>
    <office:text>
      <text:p text:style-name="P1"><text:span text:style-name="T1_1">Sat</text:span><text:span text:style-name="T1_2"><text:s/>0924<text:s/>-<text:s/></text:span><text:span text:style-name="T1_3">Started</text:span><text:span text:style-name="T1_4"><text:s/></text:span><text:span text:style-name="T1_5">by</text:span><text:span text:style-name="T1_6"><text:s/></text:span><text:span text:style-name="T1_7">Ben</text:span><text:span text:style-name="T1_8"><text:s/></text:span><text:span text:style-name="T1_9">Jones</text:span></text:p>
      <text:p text:style-name="P2"><text:span text:style-name="T2_1">Sat</text:span><text:span text:style-name="T2_2"><text:s/>1048<text:s/>-<text:s/></text:span><text:span text:style-name="T2_3">proof</text:span><text:span text:style-name="T2_4"><text:s/></text:span><text:span text:style-name="T2_5">read</text:span><text:span text:style-name="T2_6"><text:s/></text:span><text:span text:style-name="T2_7">and</text:span><text:span text:style-name="T2_8"><text:s/></text:span><text:span text:style-name="T2_9">edited</text:span><text:span text:style-name="T2_10"><text:s/></text:span><text:span text:style-name="T2_11">by</text:span><text:span text:style-name="T2_12"><text:s/></text:span><text:span text:style-name="T2_13">A</text:span><text:span text:style-name="T2_14"><text:s/></text:span><text:span text:style-name="T2_15">LeFebvre</text:span></text:p>
      <text:p text:style-name="P3"><text:span text:style-name="T3_1">Sat</text:span><text:span text:style-name="T3_2"><text:s/>1145<text:s/>-<text:s/></text:span><text:span text:style-name="T3_3">started</text:span><text:span text:style-name="T3_4"><text:s/></text:span><text:span text:style-name="T3_5">examples</text:span><text:span text:style-name="T3_6"><text:s/>/<text:s/></text:span><text:span text:style-name="T3_7">source</text:span><text:span text:style-name="T3_8"><text:s/></text:span><text:span text:style-name="T3_9">code</text:span><text:span text:style-name="T3_10"><text:s/></text:span><text:span text:style-name="T3_11">by</text:span><text:span text:style-name="T3_12"><text:s/></text:span><text:span text:style-name="T3_13">A</text:span><text:span text:style-name="T3_14"><text:s/></text:span><text:span text:style-name="T3_15">Robinson</text:span></text:p>
      <text:p text:style-name="P4"><text:span text:style-name="T4_1">Sat</text:span><text:span text:style-name="T4_2"><text:s/>1225<text:s/>-<text:s/></text:span><text:span text:style-name="T4_3">finished</text:span><text:span text:style-name="T4_4"><text:s/></text:span><text:span text:style-name="T4_5">examples</text:span><text:span text:style-name="T4_6"><text:s/>/<text:s/></text:span><text:span text:style-name="T4_7">source</text:span><text:span text:style-name="T4_8"><text:s/></text:span><text:span text:style-name="T4_9">code</text:span><text:span text:style-name="T4_10"><text:s/></text:span><text:span text:style-name="T4_11">by</text:span><text:span text:style-name="T4_12"><text:s/></text:span><text:span text:style-name="T4_13">A</text:span><text:span text:style-name="T4_14"><text:s/></text:span><text:span text:style-name="T4_15">Robinson</text:span></text:p>
      <text:p text:style-name="P5"><text:span text:style-name="T5_1">Sat</text:span><text:span text:style-name="T5_2"><text:s/>1311<text:s/>-<text:s/></text:span><text:span text:style-name="T5_3">proof</text:span><text:span text:style-name="T5_4">-</text:span><text:span text:style-name="T5_5">read</text:span><text:span text:style-name="T5_6"><text:s/></text:span><text:span text:style-name="T5_7">Introduction</text:span><text:span text:style-name="T5_8"><text:s/>&amp;<text:s/></text:span><text:span text:style-name="T5_9">discussion</text:span><text:span text:style-name="T5_10">,<text:s/></text:span><text:span text:style-name="T5_11">examples</text:span><text:span text:style-name="T5_12"><text:s/></text:span><text:span text:style-name="T5_13">and</text:span><text:span text:style-name="T5_14"><text:s/></text:span><text:span text:style-name="T5_15">source</text:span><text:span text:style-name="T5_16"><text:s/></text:span><text:span text:style-name="T5_17">code</text:span><text:span text:style-name="T5_18"><text:s/></text:span><text:span text:style-name="T5_19">by</text:span><text:span text:style-name="T5_20"><text:s/></text:span><text:span text:style-name="T5_21">Matthew</text:span><text:span text:style-name="T5_22"><text:s/></text:span><text:span text:style-name="T5_23">Russo</text:span></text:p>
      <text:p text:style-name="P6"><text:span text:style-name="T6_1">ST</text:span><text:span text:style-name="T6_2"><text:s/>1315<text:s/>-<text:s/></text:span><text:span text:style-name="T6_3">Finished</text:span><text:span text:style-name="T6_4"><text:s/></text:span><text:span text:style-name="T6_5">review</text:span><text:span text:style-name="T6_6"><text:s/></text:span><text:span text:style-name="T6_7">questions</text:span><text:span text:style-name="T6_8"><text:s/></text:span><text:span text:style-name="T6_9">by</text:span><text:span text:style-name="T6_10"><text:s/></text:span><text:span text:style-name="T6_11">A</text:span><text:span text:style-name="T6_12"><text:s/></text:span><text:span text:style-name="T6_13">Robinson</text:span></text:p>
      <text:p text:style-name="P7"><text:span text:style-name="T7_1">Sun</text:span><text:span text:style-name="T7_2"><text:s/>0757<text:s/>-<text:s/></text:span><text:span text:style-name="T7_3">Edits</text:span><text:span text:style-name="T7_4"><text:s/></text:span><text:span text:style-name="T7_5">J</text:span><text:span text:style-name="T7_6"><text:s/></text:span><text:span text:style-name="T7_7">Rodimon</text:span></text:p>
      <text:p text:style-name="P8"><text:span text:style-name="T8_1">Sun</text:span><text:span text:style-name="T8_2"><text:s/>0819<text:s/>-<text:s/></text:span><text:span text:style-name="T8_3">added</text:span><text:span text:style-name="T8_4"><text:s/></text:span><text:span text:style-name="T8_5">hw</text:span><text:span text:style-name="T8_6"><text:s/></text:span><text:span text:style-name="T8_7">A</text:span><text:span text:style-name="T8_8"><text:s/></text:span><text:span text:style-name="T8_9">LeFebvre</text:span></text:p>
      <text:p text:style-name="P9"><text:span text:style-name="T9_1">1306<text:s/></text:span><text:span text:style-name="T9_2">Sunday</text:span><text:span text:style-name="T9_3"><text:s/>-<text:s/></text:span><text:span text:style-name="T9_4">proofread</text:span><text:span text:style-name="T9_5"><text:s/>-<text:s/></text:span><text:span text:style-name="T9_6">LeBlanc</text:span></text:p>
      <text:p text:style-name="P10"><text:span text:style-name="T10_1">1816<text:s/></text:span><text:span text:style-name="T10_2">Sun</text:span><text:span text:style-name="T10_3">-<text:s/></text:span><text:span text:style-name="T10_4">edit</text:span><text:span text:style-name="T10_5">-<text:s/></text:span><text:span text:style-name="T10_6">Kellerm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